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8000002ED06677CA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stroke="none" draw:fill="none" fo:min-height="1.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text-properties fo:color="#000080"/>
    </style:style>
    <style:style style:name="P2" style:family="paragraph">
      <style:text-properties fo:color="#000080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color="#000080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7cm" svg:x="1.5cm" svg:y="5.5cm" presentation:class="title" presentation:user-transformed="true">
          <draw:text-box>
            <text:p text:style-name="P1"><text:span text:style-name="T1">I broke the Hadoop build</text:span></text:p>
          </draw:text-box>
        </draw:frame>
        <draw:frame presentation:style-name="pr2" draw:text-style-name="P2" draw:layer="layout" svg:width="1.196cm" svg:height="1.5cm" svg:x="18.304cm" svg:y="6cm">
          <draw:text-box>
            <text:p text:style-name="P2"><text:span text:style-name="T2">™</text:span></text:p>
          </draw:text-box>
        </draw:frame>
        <draw:frame draw:style-name="gr1" draw:text-style-name="P3" draw:layer="layout" svg:width="8.466cm" svg:height="6.341cm" draw:transform="rotate (3.1415926535892) translate (18.966cm 15.5cm)">
          <draw:image xlink:href="Pictures/10000000000003E8000002ED06677C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 Loughran</meta:initial-creator>
    <meta:creation-date>2011-06-17T11:54:06</meta:creation-date>
    <dc:date>2011-06-17T11:58:41</dc:date>
    <dc:creator>Steve Loughran</dc:creator>
    <meta:editing-duration>PT00H04M36S</meta:editing-duration>
    <meta:editing-cycles>1</meta:editing-cycles>
    <meta:document-statistic meta:object-count="26"/>
    <meta:generator>OpenOffice.org/3.2$Unix OpenOffice.org_project/320m12$Build-9483</meta:generator>
  </office:meta>
</office:document-meta>
</file>